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's a summary of all the tasks in the mission:</text:p>
      <text:list xml:id="list2353264628" text:style-name="L1">
        <text:list-item>
          <text:p text:style-name="P1"><text:span text:style-name="Strong_20_Emphasis">Activate Yellow Light for Autonomous Mode</text:span>: The rover indicates it has entered autonomous mode by turning on a yellow light.</text:p>
        </text:list-item>
        <text:list-item>
          <text:p text:style-name="P1"><text:span text:style-name="Strong_20_Emphasis">Move Out of the Airlock</text:span>: The rover autonomously exits the airlock, starting the mission.</text:p>
        </text:list-item>
        <text:list-item>
          <text:p text:style-name="P1"><text:span text:style-name="Strong_20_Emphasis">Reach Antenna Area</text:span>: The rover moves to a set of coordinates and searches for a suitable spot to place the antenna.</text:p>
        </text:list-item>
        <text:list-item>
          <text:p text:style-name="P1"><text:span text:style-name="Strong_20_Emphasis">Find the Peak of the Antenna Area</text:span>: It scans a 10-meter radius area to find the highest point and stops at the peak.</text:p>
        </text:list-item>
        <text:list-item>
          <text:p text:style-name="P1"><text:span text:style-name="Strong_20_Emphasis">Install Antenna</text:span>: The rover autonomously moves to the peak and places the antenna there.</text:p>
        </text:list-item>
        <text:list-item>
          <text:p text:style-name="P1"><text:span text:style-name="Strong_20_Emphasis">Send Coordinates of the Peak</text:span>: The rover transmits the coordinates of the peak to the server.</text:p>
        </text:list-item>
        <text:list-item>
          <text:p text:style-name="P1"><text:span text:style-name="Strong_20_Emphasis">Reach Icy Crater Area</text:span>: The rover moves to the center of the Icy Crater (10-meter diameter).</text:p>
        </text:list-item>
        <text:list-item>
          <text:p text:style-name="P1"><text:span text:style-name="Strong_20_Emphasis">Locate and Send Coordinates of Surface Ice</text:span>: The rover finds water ice in the crater and sends its coordinates.</text:p>
        </text:list-item>
        <text:list-item>
          <text:p text:style-name="P1"><text:span text:style-name="Strong_20_Emphasis">Reach Lava Tube Entrance</text:span>: The rover autonomously moves to the entrance of the lava tube.</text:p>
        </text:list-item>
        <text:list-item>
          <text:p text:style-name="P1"><text:span text:style-name="Strong_20_Emphasis">Adjust Orientation</text:span>: The rover aligns itself with the entrance using the given bearing angle.</text:p>
        </text:list-item>
        <text:list-item>
          <text:p text:style-name="P1"><text:span text:style-name="Strong_20_Emphasis">Enter Lava Tube</text:span>: The rover enters the lava tube, following the specified bearing direction.</text:p>
        </text:list-item>
        <text:list-item>
          <text:p text:style-name="P1"><text:span text:style-name="Strong_20_Emphasis">Measure Length of Covered Section</text:span>: While inside the lava tube, the rover measures the length of the covered section.</text:p>
        </text:list-item>
        <text:list-item>
          <text:p text:style-name="P1"><text:span text:style-name="Strong_20_Emphasis">Exit Lava Tube and Send Measurement</text:span>: After measuring, the rover exits the lava tube and sends the length of the covered section to the server.</text:p>
        </text:list-item>
        <text:list-item>
          <text:p text:style-name="P1"><text:span text:style-name="Strong_20_Emphasis">Reach Airlock for Return</text:span>: The rover autonomously navigates back to the airlock, avoiding obstacles and not re-entering the lava tube.</text:p>
        </text:list-item>
        <text:list-item>
          <text:p text:style-name="P1"><text:span text:style-name="Strong_20_Emphasis">Enter Airlock</text:span>: The rover enters the airlock, completing the mission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08:55:59.186444043</meta:creation-date>
    <dc:date>2024-12-28T08:56:30.015998685</dc:date>
    <meta:editing-duration>PT31S</meta:editing-duration>
    <meta:editing-cycles>1</meta:editing-cycles>
    <meta:document-statistic meta:table-count="0" meta:image-count="0" meta:object-count="0" meta:page-count="1" meta:paragraph-count="16" meta:word-count="285" meta:character-count="1635" meta:non-whitespace-character-count="1381"/>
    <meta:generator>LibreOffice/7.3.7.2$Linux_X86_64 LibreOffice_project/30$Build-2</meta:generator>
  </office:meta>
</office:document-meta>
</file>